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3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draw:auto-grow-height="true" fo:min-height="18.963cm"/>
    </style:style>
    <style:style style:name="pr4" style:family="presentation" style:parent-style-name="Padrão-notes">
      <style:graphic-properties draw:fill-color="#ffffff" fo:min-height="13.364cm"/>
    </style:style>
    <style:style style:name="pr5" style:family="presentation" style:parent-style-name="Padrão-subtitle">
      <style:graphic-properties draw:fill-color="#ffffff" fo:min-height="19.163cm"/>
    </style:style>
    <style:style style:name="pr6" style:family="presentation" style:parent-style-name="Padrão-subtitle">
      <style:graphic-properties draw:fill-color="#ffffff" fo:min-height="18.963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style:paragraph-properties fo:line-height="100%" fo:text-align="center"/>
    </style:style>
    <style:style style:name="P4" style:family="paragraph">
      <loext:graphic-properties draw:fill-color="#ffffff"/>
      <style:text-properties fo:font-size="44pt" style:font-size-asian="44pt" style:font-size-complex="44pt"/>
    </style:style>
    <style:style style:name="P5" style:family="paragraph">
      <loext:graphic-properties draw:fill-color="#ffffff"/>
      <style:paragraph-properties fo:line-height="100%" fo:text-align="center"/>
      <style:text-properties fo:font-size="44pt" style:font-size-asian="44pt" style:font-size-complex="44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808080" fo:font-size="96pt" style:font-size-asian="96pt" style:font-size-complex="9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9.363cm" svg:x="1.4cm" svg:y="0.837cm" presentation:class="subtitle" presentation:user-transformed="true">
          <draw:text-box>
            <text:p><text:span text:style-name="T1">Colisão</text:span></text:p>
            <text:p><text:span text:style-name="T2">Anderson Freir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4" draw:layer="layout" svg:width="25.199cm" svg:height="18.963cm" svg:x="1.4cm" svg:y="0.837cm" presentation:class="subtitle" presentation:user-transformed="true">
          <draw:text-box>
            <text:p text:style-name="P3"><text:span text:style-name="T3">Preciso ser o oposto </text:span></text:p>
            <text:p text:style-name="P3"><text:span text:style-name="T3">do que o mundo é</text:span></text:p>
            <text:p text:style-name="P3"><text:span text:style-name="T3">Bater de frente com </text:span></text:p>
            <text:p text:style-name="P3"><text:span text:style-name="T3">os meus desejos</text:span></text:p>
            <text:p text:style-name="P3"><text:span text:style-name="T3">Resistir o mal até o fim</text:span></text:p>
            <text:p text:style-name="P3"><text:span text:style-name="T3">Uma hora ele fugirá de mi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office:forms form:automatic-focus="false" form:apply-design-mode="false"/>
        <draw:frame presentation:style-name="pr5" draw:text-style-name="P4" draw:layer="layout" svg:width="25.199cm" svg:height="19.163cm" svg:x="1.4cm" svg:y="0.837cm" presentation:class="subtitle" presentation:user-transformed="true">
          <draw:text-box>
            <text:p text:style-name="P3"><text:span text:style-name="T3">Preciso ser preservador </text:span></text:p>
            <text:p text:style-name="P3"><text:span text:style-name="T3">de bons costumes</text:span></text:p>
            <text:p text:style-name="P3"><text:span text:style-name="T3">Evitar as más conversações</text:span></text:p>
            <text:p text:style-name="P3"><text:span text:style-name="T3">Me policiar quando </text:span></text:p>
            <text:p text:style-name="P3"><text:span text:style-name="T3">os meus impulsos</text:span></text:p>
            <text:p text:style-name="P3"><text:span text:style-name="T3">Ultrapassam o limite da emo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office:forms form:automatic-focus="false" form:apply-design-mode="false"/>
        <draw:frame presentation:style-name="pr5" draw:text-style-name="P4" draw:layer="layout" svg:width="25.199cm" svg:height="19.163cm" svg:x="1.4cm" svg:y="0.837cm" presentation:class="subtitle" presentation:user-transformed="true">
          <draw:text-box>
            <text:p text:style-name="P3"><text:span text:style-name="T3">Preciso guardar meu corpo</text:span></text:p>
            <text:p text:style-name="P3"><text:span text:style-name="T3">Lembrar que ele é </text:span></text:p>
            <text:p text:style-name="P3"><text:span text:style-name="T3">um templo santo do Pai</text:span></text:p>
            <text:p text:style-name="P3"><text:span text:style-name="T3">Preciso ter atitude</text:span></text:p>
            <text:p text:style-name="P3"><text:span text:style-name="T3">Largar o meu assento e </text:span></text:p>
            <text:p text:style-name="P3"><text:span text:style-name="T3">caminhar com De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6" draw:text-style-name="P4" draw:layer="layout" svg:width="25.199cm" svg:height="18.963cm" svg:x="1.4cm" svg:y="0.837cm" presentation:class="subtitle" presentation:user-transformed="true">
          <draw:text-box>
            <text:p text:style-name="P3"><text:span text:style-name="T3">Hoje é tempo de fortalecer a fé</text:span></text:p>
            <text:p text:style-name="P3"><text:span text:style-name="T3">Colidir com o mundo e ficar de pé</text:span></text:p>
            <text:p text:style-name="P3"><text:span text:style-name="T3">Mais que conhecer, preciso viver</text:span></text:p>
            <text:p text:style-name="P3"><text:span text:style-name="T3">A verdade revelad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office:forms form:automatic-focus="false" form:apply-design-mode="false"/>
        <draw:frame presentation:style-name="pr5" draw:text-style-name="P4" draw:layer="layout" svg:width="25.199cm" svg:height="19.163cm" svg:x="1.4cm" svg:y="0.837cm" presentation:class="subtitle" presentation:user-transformed="true">
          <draw:text-box>
            <text:p text:style-name="P3"><text:span text:style-name="T3">Hoje é tempo de renunciar meu eu</text:span></text:p>
            <text:p text:style-name="P3"><text:span text:style-name="T3">Lembrar que numa cruz </text:span></text:p>
            <text:p text:style-name="P3"><text:span text:style-name="T3">alguém por mim morreu</text:span></text:p>
            <text:p text:style-name="P3"><text:span text:style-name="T3">Hoje é minha vez, agora sou eu</text:span></text:p>
            <text:p text:style-name="P3"><text:span text:style-name="T3">Vou morrer pro mundo </text:span></text:p>
            <text:p text:style-name="P3"><text:span text:style-name="T3">e viver pra De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office:forms form:automatic-focus="false" form:apply-design-mode="false"/>
        <draw:frame presentation:style-name="pr3" draw:text-style-name="P5" draw:layer="layout" svg:width="25.199cm" svg:height="18.963cm" svg:x="1.4cm" svg:y="0.837cm" presentation:class="subtitle" presentation:user-transformed="true">
          <draw:text-box>
            <text:p text:style-name="P3"><text:span text:style-name="T3">Preciso ser o oposto </text:span></text:p>
            <text:p text:style-name="P3"><text:span text:style-name="T3">do que o mundo é</text:span></text:p>
            <text:p text:style-name="P3"><text:span text:style-name="T3">Bater de frente com </text:span></text:p>
            <text:p text:style-name="P3"><text:span text:style-name="T3">os meus desejos</text:span></text:p>
            <text:p text:style-name="P3"><text:span text:style-name="T3">Resistir o mal até o fim</text:span></text:p>
            <text:p text:style-name="P3"><text:span text:style-name="T3">Uma hora ele fugirá de mi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 text:style-name="P3"><text:span text:style-name="T3">Preciso ser preservador </text:span></text:p>
            <text:p text:style-name="P3"><text:span text:style-name="T3">de bons costumes</text:span></text:p>
            <text:p text:style-name="P3"><text:span text:style-name="T3">Evitar as más conversações</text:span></text:p>
            <text:p text:style-name="P3"><text:span text:style-name="T3">Me policiar quando </text:span></text:p>
            <text:p text:style-name="P3"><text:span text:style-name="T3">os meus impulsos</text:span></text:p>
            <text:p text:style-name="P3"><text:span text:style-name="T3">Ultrapassam o limite da emoçã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 text:style-name="P3"><text:span text:style-name="T3">Preciso guardar meu corpo</text:span></text:p>
            <text:p text:style-name="P3"><text:span text:style-name="T3">Lembrar que ele é </text:span></text:p>
            <text:p text:style-name="P3"><text:span text:style-name="T3">um templo santo do Pai</text:span></text:p>
            <text:p text:style-name="P3"><text:span text:style-name="T3">Preciso ter atitude</text:span></text:p>
            <text:p text:style-name="P3"><text:span text:style-name="T3">Largar o meu assento e </text:span></text:p>
            <text:p text:style-name="P3"><text:span text:style-name="T3">caminhar com De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draw:frame presentation:style-name="pr6" draw:text-style-name="P5" draw:layer="layout" svg:width="25.199cm" svg:height="18.963cm" svg:x="1.4cm" svg:y="0.837cm" presentation:class="subtitle" presentation:user-transformed="true">
          <draw:text-box>
            <text:p text:style-name="P3"><text:span text:style-name="T3">Hoje é tempo de fortalecer a fé</text:span></text:p>
            <text:p text:style-name="P3"><text:span text:style-name="T3">Colidir com o mundo e ficar de pé</text:span></text:p>
            <text:p text:style-name="P3"><text:span text:style-name="T3">Mais que conhecer, preciso viver</text:span></text:p>
            <text:p text:style-name="P3"><text:span text:style-name="T3">A verdade revelad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32"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 text:style-name="P3"><text:span text:style-name="T3">Hoje é tempo de renunciar meu eu</text:span></text:p>
            <text:p text:style-name="P3"><text:span text:style-name="T3">Lembrar que numa cruz </text:span></text:p>
            <text:p text:style-name="P3"><text:span text:style-name="T3">alguém por mim morreu</text:span></text:p>
            <text:p text:style-name="P3"><text:span text:style-name="T3">Hoje é minha vez, agora sou eu</text:span></text:p>
            <text:p text:style-name="P3"><text:span text:style-name="T3">Vou morrer pro mundo </text:span></text:p>
            <text:p text:style-name="P3"><text:span text:style-name="T3">e viver pra De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32">
        <draw:frame presentation:style-name="pr6" draw:text-style-name="P5" draw:layer="layout" svg:width="25.199cm" svg:height="18.963cm" svg:x="1.4cm" svg:y="0.837cm" presentation:class="subtitle" presentation:user-transformed="true">
          <draw:text-box>
            <text:p text:style-name="P3"><text:span text:style-name="T3">Hoje é tempo de fortalecer a fé</text:span></text:p>
            <text:p text:style-name="P3"><text:span text:style-name="T3">Colidir com o mundo e ficar de pé</text:span></text:p>
            <text:p text:style-name="P3"><text:span text:style-name="T3">Mais que conhecer, preciso viver</text:span></text:p>
            <text:p text:style-name="P3"><text:span text:style-name="T3">A verdade revelad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32">
        <draw:frame presentation:style-name="pr5" draw:text-style-name="P5" draw:layer="layout" svg:width="25.199cm" svg:height="19.163cm" svg:x="1.4cm" svg:y="0.837cm" presentation:class="subtitle" presentation:user-transformed="true">
          <draw:text-box>
            <text:p text:style-name="P3"><text:span text:style-name="T3">Hoje é tempo de renunciar meu eu</text:span></text:p>
            <text:p text:style-name="P3"><text:span text:style-name="T3">Lembrar que numa cruz </text:span></text:p>
            <text:p text:style-name="P3"><text:span text:style-name="T3">alguém por mim morreu</text:span></text:p>
            <text:p text:style-name="P3"><text:span text:style-name="T3">Hoje é minha vez, agora sou eu</text:span></text:p>
            <text:p text:style-name="P3"><text:span text:style-name="T3">Vou morrer pro mundo </text:span></text:p>
            <text:p text:style-name="P3"><text:span text:style-name="T3">e viver pra Deu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Legenda" style:family="graphic">
      <style:paragraph-properties fo:margin-top="0.374cm" fo:margin-bottom="0.374cm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fo:font-style="italic" style:font-name-asian="FreeSans1" style:font-family-asian="FreeSans" style:font-family-generic-asian="swiss" style:font-pitch-asian="variable" style:font-size-asian="12pt" style:language-asian="hi" style:country-asian="IN" style:font-style-asian="italic" style:font-style-complex="italic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pt" fo:country="BR" style:font-name-asian="FreeSans1" style:font-family-asian="FreeSans" style:font-family-generic-asian="swiss" style:font-pitch-asian="variable" style:font-size-asian="12pt" style:language-asian="hi" style:country-asian="IN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zarone </meta:initial-creator>
    <meta:creation-date>2015-09-27T12:35:47.060825331</meta:creation-date>
    <dc:date>2017-02-12T13:29:00.372680428</dc:date>
    <meta:editing-duration>PT7M7S</meta:editing-duration>
    <meta:editing-cycles>15</meta:editing-cycles>
    <meta:generator>LibreOffice/5.2.5.1$Linux_X86_64 LibreOffice_project/20m0$Build-1</meta:generator>
    <meta:document-statistic meta:object-count="60"/>
  </office:meta>
</office:document-meta>
</file>